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dc5e7" draw:fill-color="#adc5e7" draw:textarea-horizontal-align="justify" draw:textarea-vertical-align="middle" draw:auto-grow-height="false" fo:min-height="12.75cm" fo:min-width="12.5cm"/>
    </style:style>
    <style:style style:name="gr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-color="#ffdaa2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1.66cm" fo:min-width="1.4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45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aa2"/>
      <style:paragraph-properties fo:text-align="center"/>
    </style:style>
    <style:style style:name="P4" style:family="paragraph">
      <loext:graphic-properties draw:fill-color="#f37b7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ed1c24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13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4cm" svg:y1="2.8cm" svg:x2="8.4cm" svg:y2="2.8cm">
          <text:p/>
        </draw:line>
        <draw:line draw:style-name="gr3" draw:text-style-name="P2" draw:layer="layout" svg:x1="2.4cm" svg:y1="3.7cm" svg:x2="8.4cm" svg:y2="3.7cm">
          <text:p/>
        </draw:line>
        <draw:g>
          <draw:custom-shape draw:style-name="gr4" draw:text-style-name="P3" draw:layer="layout" svg:width="3cm" svg:height="3cm" svg:x="8.4cm" svg:y="1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8cm" svg:height="2.7cm" svg:x="8.5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layout" svg:x1="4.4cm" svg:y1="2.8cm" svg:x2="4.4cm" svg:y2="7.7cm">
          <text:p/>
        </draw:line>
        <draw:line draw:style-name="gr3" draw:text-style-name="P2" draw:layer="layout" svg:x1="3.4cm" svg:y1="3.7cm" svg:x2="3.4cm" svg:y2="8.6cm">
          <text:p/>
        </draw:line>
        <draw:line draw:style-name="gr2" draw:text-style-name="P2" draw:layer="layout" svg:x1="4.4cm" svg:y1="7.7cm" svg:x2="8.4cm" svg:y2="7.7cm">
          <text:p/>
        </draw:line>
        <draw:line draw:style-name="gr3" draw:text-style-name="P2" draw:layer="layout" svg:x1="3.4cm" svg:y1="8.6cm" svg:x2="8.4cm" svg:y2="8.6cm">
          <text:p/>
        </draw:line>
        <draw:g>
          <draw:custom-shape draw:style-name="gr4" draw:text-style-name="P3" draw:layer="layout" svg:width="3cm" svg:height="3cm" svg:x="8.4cm" svg:y="6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8cm" svg:height="2.7cm" svg:x="8.5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0.3cm" svg:height="1.7cm" svg:x="6.9cm" svg:y="2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cm" svg:height="1.7cm" svg:x="6.5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0.3cm" svg:height="1.7cm" svg:x="6.9cm" svg:y="7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3cm" svg:height="1.7cm" svg:x="6.5cm" svg:y="7.3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6" draw:layer="layout" svg:width="13cm" svg:height="0.962cm" svg:x="0.2cm" svg:y="0.4cm">
          <draw:text-box>
            <text:p>Wiring Diagram for two Noctua Fans</text:p>
          </draw:text-box>
        </draw:frame>
        <draw:frame draw:style-name="gr8" draw:text-style-name="P6" draw:layer="layout" svg:width="10.9cm" svg:height="2.299cm" svg:x="1.6cm" svg:y="10.7cm">
          <draw:text-box>
            <text:p><text:span text:style-name="T1">Notes: </text:span></text:p>
            <text:p><text:span text:style-name="T1">- use shrink tubes when soldering wires together</text:span></text:p>
            <text:p><text:span text:style-name="T1">- use provided connectors (you can easily remove and change fans)</text:span></text:p>
          </draw:text-box>
        </draw:frame>
        <draw:frame draw:style-name="gr9" draw:text-style-name="P7" draw:layer="layout" svg:width="0.875cm" svg:height="0.962cm" svg:x="1.6cm" svg:y="2.3cm">
          <draw:text-box>
            <text:p><text:span text:style-name="T2">+</text:span></text:p>
          </draw:text-box>
        </draw:frame>
        <draw:frame draw:style-name="gr9" draw:text-style-name="P6" draw:layer="layout" svg:width="0.714cm" svg:height="0.962cm" svg:x="1.7cm" svg:y="3.2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20:06:01.074477897</meta:creation-date>
    <dc:date>2021-05-02T20:24:52.616537586</dc:date>
    <meta:editing-duration>PT18M49S</meta:editing-duration>
    <meta:editing-cycles>7</meta:editing-cycles>
    <meta:generator>LibreOffice/6.0.7.3$Linux_X86_64 LibreOffice_project/00m0$Build-3</meta:generator>
    <meta:document-statistic meta:object-count="23"/>
  </office:meta>
</office:document-meta>
</file>